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3.020833333333333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54166666666666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5520833333333334in" fo:break-before="auto" style:use-optimal-row-height="false"/>
    </style:style>
    <style:style style:name="ro8" style:family="table-row">
      <style:table-row-properties style:row-height="0.3645833333333333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6"/>
          <table:table-cell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.5">
            <text:p>4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0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>
            <text:p>18/02/2016: primera reunion (1,5 horas)26/02/2016: reunion scrum (1 hora)</text:p>
          </table:table-cell>
          <table:table-cell table:style-name="ce30" office:value-type="string">
            <text:p>18/02/2016: primera reunion (1,5 horas)
26/02/2016: reunion scrum (1 hora)
28/02/2016: tutorial ionic (1 hora)</text:p>
          </table:table-cell>
          <table:table-cell table:style-name="ce30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.5">
            <text:p>1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0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>
            <text:p>02/03/2016: reunión arquitectura (1,5 horas)</text:p>
          </table:table-cell>
          <table:table-cell table:style-name="ce30" office:value-type="string">
            <text:p>01/03/2016: tutoriales (2 horas)
02/03/2016: tutoriales (1 hora)
02/03/2016: reunión arquitectura (1,5 horas)
03/03/2016: tutoriales ionic (0,5 horas)
03/03/2016: desarrollo (1,25 horas)
07/03/2016: desarrollo (0,25 horas) 10/03/2016: modelo de dominio (1,5 horas)</text:p>
          </table:table-cell>
          <table:table-cell table:style-name="ce30" office:value-type="string">
            <text:p>02/03/2016: reunión arquitectura (1,5 horas)
08/03/2016: implementación entidades, objetos valor y repositorios (2 horas)
12/03/2016: implementación entidades, objetos valor y repositorios (0,5 horas)</text:p>
          </table:table-cell>
          <table:table-cell table:style-name="ce30" office:value-type="string">
            <text:p>02/03/2016: reunión arquitectura (1,5 horas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31" office:value-type="float" office:value="5.5">
            <text:p>5.5</text:p>
          </table:table-cell>
          <table:table-cell table:style-name="ce29"/>
          <table:table-cell table:style-name="ce29" office:value-type="float" office:value="4.5">
            <text:p>4.5</text:p>
          </table:table-cell>
          <table:table-cell table:number-columns-repeated="2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2" office:value-type="string">
            <text:p>14/03/2016: modelo de dominio (2 horas)
15/03/2016: configuracion maquina virtual y servicio WMS (1,5 h)
17/03/2016: Boton Flotante (2h)</text:p>
          </table:table-cell>
          <table:table-cell table:style-name="ce30"/>
          <table:table-cell table:style-name="ce30" office:value-type="string">
            <text:p>14/03/2016: modelo de dominio (2 horas) 16/03/2016: desarrollo (2,5 horas)</text:p>
          </table:table-cell>
          <table:table-cell table:number-columns-repeated="2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TOTALES</text:p>
          </table:table-cell>
          <table:table-cell table:style-name="ce33" table:formula="of:=SUM([.B4];[.B7];[.B10];[.B13];[.B16];[.B19])" office:value-type="string">
            <text:p>20</text:p>
          </table:table-cell>
          <table:table-cell table:style-name="ce33" table:formula="of:=SUM([.C4];[.C7];[.C10];[.C13];[.C16];[.C19])" office:value-type="string">
            <text:p>8</text:p>
          </table:table-cell>
          <table:table-cell table:style-name="ce33" table:formula="of:=SUM([.D4];[.D7];[.D10];[.D13];[.D16];[.D19])" office:value-type="string">
            <text:p>15</text:p>
          </table:table-cell>
          <table:table-cell table:style-name="ce33" table:formula="of:=SUM([.E4];[.E7];[.E10];[.E13];[.E16];[.E19])" office:value-type="string">
            <text:p>7.5</text:p>
          </table:table-cell>
          <table:table-cell table:style-name="ce33" table:formula="of:=SUM([.F4];[.F7];[.F10];[.F13];[.F16];[.F19])" office:value-type="string">
            <text:p>6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8" table:style-name="ce24"/>
          <table:table-cell table:number-columns-repeated="8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8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6"/>
          <table:table-cell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.5">
            <text:p>4.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30" office:value-type="string">
            <text:p>Prototipo para probar el funcionamiento de Ionic. Reunión interna de lanzamiento de proyecto. Reunión de lanzamiento con profesor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8">
          <table:table-cell table:style-name="ce34" office:value-type="string">
            <text:p>...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8">
          <table:table-cell table:style-name="ce34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 office:value-type="string">
            <text:p>Notas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